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2000001A6CC5E398E0386D913.png" manifest:media-type="image/png"/>
  <manifest:file-entry manifest:full-path="Pictures/100000010000032C000001DABD0A0DCF3E7EB726.png" manifest:media-type="image/png"/>
  <manifest:file-entry manifest:full-path="Pictures/100000010000032C000001B41058AEE2D78BC953.png" manifest:media-type="image/png"/>
  <manifest:file-entry manifest:full-path="Pictures/100000010000021B0000003B7C7A3C654B41A24B.png" manifest:media-type="image/png"/>
  <manifest:file-entry manifest:full-path="Pictures/100000010000027D00000135E95EC194C71CAC79.png" manifest:media-type="image/png"/>
  <manifest:file-entry manifest:full-path="Pictures/10000001000002750000013FBFF5121E122EB687.png" manifest:media-type="image/png"/>
  <manifest:file-entry manifest:full-path="Pictures/10000001000001D6000000D547B75670B5A76FEF.png" manifest:media-type="image/png"/>
  <manifest:file-entry manifest:full-path="Pictures/10000001000001AD0000003C94148CC39DB8B9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267" officeooo:paragraph-rsid="00157267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95194" officeooo:paragraph-rsid="00195194"/>
    </style:style>
    <style:style style:name="P4" style:family="paragraph" style:parent-style-name="Standard">
      <style:text-properties officeooo:rsid="00196089" officeooo:paragraph-rsid="00196089"/>
    </style:style>
    <style:style style:name="P5" style:family="paragraph" style:parent-style-name="Standard">
      <style:text-properties officeooo:rsid="001a6097" officeooo:paragraph-rsid="001a6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097cm" svg:width="14.908cm" svg:height="7.842cm" draw:z-index="0"><draw:image xlink:href="Pictures/1000000100000322000001A6CC5E398E0386D913.png" xlink:type="simple" xlink:show="embed" xlink:actuate="onLoad" draw:mime-type="image/png"/></draw:frame></text:p>
      <text:p text:style-name="P1"/>
      <text:p text:style-name="Standard"/>
      <text:p text:style-name="Standard"/>
      <text:p text:style-name="Standard"/>
      <text:p text:style-name="Standard"><draw:frame draw:style-name="fr1" draw:name="Imagen2" text:anchor-type="char" svg:x="-0.026cm" svg:y="6.02cm" svg:width="14.951cm" svg:height="8.027cm" draw:z-index="1"><draw:image xlink:href="Pictures/100000010000032C000001B41058AEE2D78BC953.png" xlink:type="simple" xlink:show="embed" xlink:actuate="onLoad" draw:mime-type="image/png"/></draw:frame><draw:frame draw:style-name="fr1" draw:name="Imagen3" text:anchor-type="char" svg:x="-0.028cm" svg:y="14.443cm" svg:width="14.965cm" svg:height="8.735cm" draw:z-index="2"><draw:image xlink:href="Pictures/100000010000032C000001DABD0A0DCF3E7EB726.png" xlink:type="simple" xlink:show="embed" xlink:actuate="onLoad" draw:mime-type="image/png"/></draw:frame></text:p>
      <text:p text:style-name="P2"><draw:frame draw:style-name="fr1" draw:name="Imagen4" text:anchor-type="char" svg:x="0.039cm" svg:y="0.152cm" svg:width="14.751cm" svg:height="7.481cm" draw:z-index="3"><draw:image xlink:href="Pictures/10000001000002750000013FBFF5121E122EB6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099cm" svg:y="0cm" svg:width="14.695cm" svg:height="7.128cm" draw:z-index="4"><draw:image xlink:href="Pictures/100000010000027D00000135E95EC194C71CAC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115cm" svg:y="0.319cm" svg:width="14.263cm" svg:height="1.561cm" draw:z-index="5"><draw:image xlink:href="Pictures/100000010000021B0000003B7C7A3C654B41A24B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n7" text:anchor-type="char" svg:x="0.011cm" svg:y="0.362cm" svg:width="11.352cm" svg:height="1.588cm" draw:z-index="6"><draw:image xlink:href="Pictures/10000001000001AD0000003C94148CC39DB8B90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n8" text:anchor-type="char" svg:x="0.042cm" svg:y="0.053cm" svg:width="12.437cm" svg:height="5.636cm" draw:z-index="7"><draw:image xlink:href="Pictures/10000001000001D6000000D547B75670B5A76FEF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9:05:46.443000000</meta:creation-date>
    <dc:date>2023-11-28T10:11:51.611000000</dc:date>
    <meta:editing-duration>PT1H6M4S</meta:editing-duration>
    <meta:editing-cycles>5</meta:editing-cycles>
    <meta:generator>LibreOffice/7.4.6.2$Windows_X86_64 LibreOffice_project/5b1f5509c2decdade7fda905e3e1429a67acd63d</meta:generator>
    <meta:document-statistic meta:table-count="0" meta:image-count="8" meta:object-count="0" meta:page-count="2" meta:paragraph-count="0" meta:word-count="0" meta:character-count="0" meta:non-whitespace-character-count="0"/>
  </office:meta>
</office:document-meta>
</file>